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country_name</text:p>
          </table:table-cell>
          <table:table-cell table:style-name="ce1" office:value-type="string" calcext:value-type="string">
            <text:p>country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CI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mocratic People’s Republic of Korea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slamic Republic of Iran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zakshtan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xemborg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MD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he Democratic Republic of the Congo</text:p>
          </table:table-cell>
          <table:table-cell office:value-type="string" calcext:value-type="string">
            <text:p>CO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</table:table-row>
        <table:table-row table:style-name="ro1" table:number-rows-repeated="10484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2:Sheet1.B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2:09.622420987</meta:creation-date>
    <dc:date>2024-09-29T23:47:56.654698992</dc:date>
    <meta:editing-duration>PT20M</meta:editing-duration>
    <meta:editing-cycles>5</meta:editing-cycles>
    <meta:generator>LibreOffice/7.3.7.2$Linux_X86_64 LibreOffice_project/30$Build-2</meta:generator>
    <meta:document-statistic meta:table-count="1" meta:cell-count="414" meta:object-count="0"/>
  </office:meta>
</office:document-meta>
</file>